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6591a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62c0" officeooo:paragraph-rsid="000262c0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6591a" officeooo:paragraph-rsid="0006591a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02864" officeooo:paragraph-rsid="00002864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0dcd0" officeooo:paragraph-rsid="0000dcd0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262c0" officeooo:paragraph-rsid="000262c0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262c0" officeooo:paragraph-rsid="0006591a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262c0" officeooo:paragraph-rsid="000262c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39bad" officeooo:paragraph-rsid="00039ba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039bad" officeooo:paragraph-rsid="00039bad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04c056" officeooo:paragraph-rsid="0004c056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6591a" officeooo:paragraph-rsid="0006591a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d1a70" officeooo:paragraph-rsid="000d1a70"/>
    </style:style>
    <style:style style:name="P16" style:family="paragraph" style:parent-style-name="Standard">
      <style:paragraph-properties fo:text-align="justify" style:justify-single-word="false"/>
      <style:text-properties fo:color="#ce181e" style:text-underline-style="none" officeooo:rsid="0000dcd0" officeooo:paragraph-rsid="000262c0"/>
    </style:style>
    <style:style style:name="P17" style:family="paragraph" style:parent-style-name="Standard">
      <style:paragraph-properties fo:text-align="justify" style:justify-single-word="false"/>
      <style:text-properties fo:color="#000000" style:text-underline-style="none" officeooo:rsid="0006591a" officeooo:paragraph-rsid="0006591a"/>
    </style:style>
    <style:style style:name="P18" style:family="paragraph" style:parent-style-name="Standard">
      <style:paragraph-properties fo:text-align="justify" style:justify-single-word="false"/>
      <style:text-properties fo:color="#ed1c24" style:text-underline-style="none" officeooo:rsid="0006591a" officeooo:paragraph-rsid="0006591a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039bad" officeooo:paragraph-rsid="00039bad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0fa71b" officeooo:paragraph-rsid="000fa71b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002864" officeooo:paragraph-rsid="00002864"/>
    </style:style>
    <style:style style:name="P22" style:family="paragraph" style:parent-style-name="Standard">
      <style:paragraph-properties fo:text-align="justify" style:justify-single-word="false"/>
      <style:text-properties style:text-underline-style="none" officeooo:rsid="00100dd9" officeooo:paragraph-rsid="00100dd9"/>
    </style:style>
    <style:style style:name="T1" style:family="text">
      <style:text-properties officeooo:rsid="0000af0b"/>
    </style:style>
    <style:style style:name="T2" style:family="text">
      <style:text-properties officeooo:rsid="000262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62c0" style:font-weight-asian="bold" style:font-weight-complex="bold"/>
    </style:style>
    <style:style style:name="T5" style:family="text">
      <style:text-properties officeooo:rsid="0004c056"/>
    </style:style>
    <style:style style:name="T6" style:family="text">
      <style:text-properties officeooo:rsid="0006591a"/>
    </style:style>
    <style:style style:name="T7" style:family="text">
      <style:text-properties officeooo:rsid="00097f4e"/>
    </style:style>
    <style:style style:name="T8" style:family="text">
      <style:text-properties officeooo:rsid="0009c7ca"/>
    </style:style>
    <style:style style:name="T9" style:family="text">
      <style:text-properties officeooo:rsid="000d1a70"/>
    </style:style>
    <style:style style:name="T10" style:family="text">
      <style:text-properties officeooo:rsid="000fa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Objet: Setup</text:p>
      <text:p text:style-name="P1"/>
      <text:p text:style-name="P5">Table des matières:</text:p>
      <text:p text:style-name="P14">- Setup IDE</text:p>
      <text:p text:style-name="P9"><text:span text:style-name="T6">- Setup </text:span>Repository</text:p>
      <text:p text:style-name="P9">- Lancer le projet <text:span text:style-name="T6">pour la premiere fois</text:span></text:p>
      <text:p text:style-name="P9">- Modifier le projet</text:p>
      <text:p text:style-name="P9">- Sauvegarder le <text:span text:style-name="T6">p</text:span>rojet</text:p>
      <text:p text:style-name="P3"/>
      <text:p text:style-name="P1"/>
      <text:p text:style-name="P2"><text:span text:style-name="T6">Setup </text:span>IDE: Intellij</text:p>
      <text:p text:style-name="P2"/>
      <text:p text:style-name="P6">1. <text:span text:style-name="T1">Allez à: </text:span>https://www.jetbrains.com/fr-fr/idea/download/#section=linux</text:p>
      <text:p text:style-name="P6">2. <text:span text:style-name="T1">Téléchargez: Community Edition</text:span></text:p>
      <text:p text:style-name="P6">3. <text:span text:style-name="T1">Extraire le fichier dans le dossier de votre choix</text:span></text:p>
      <text:p text:style-name="P12">4. Allez cherchez dans ce dossier le fichier <text:s/>bin/idea.sh en faire un raccourcie (le drag and drop dans la bar des tâches en haut de ubuntu)</text:p>
      <text:p text:style-name="P12">5. Double-cliquez sur ce raccourcie pour lancer intelliJ</text:p>
      <text:p text:style-name="P12">6. Faire les étapes suivantes</text:p>
      <text:p text:style-name="P7"/>
      <text:p text:style-name="P7"/>
      <text:p text:style-name="P4"><text:span text:style-name="T6">Setup </text:span>Repository: Git<text:span text:style-name="T7">hub</text:span></text:p>
      <text:p text:style-name="P8"/>
      <text:p text:style-name="P8">1. Creer un compte si vous n’en avez pas</text:p>
      <text:p text:style-name="P8">2. Demandez à Clement les droits sur le projet en envoyant l’adresse mail du compte git<text:span text:style-name="T8">hub</text:span></text:p>
      <text:p text:style-name="P8">3. Ouvrir un terminal</text:p>
      <text:p text:style-name="P15">4. Allez dans le dossier qui va contenir le dossier gith</text:p>
      <text:p text:style-name="P15">5. lancer: <text:span text:style-name="T3">apt install git</text:span></text:p>
      <text:p text:style-name="P8"><text:span text:style-name="T9">6</text:span>. lancer: <text:span text:style-name="T3">git clone https://github.com/Clement-Torti/book7.git</text:span></text:p>
      <text:p text:style-name="P8">en fournissant les user info</text:p>
      <text:p text:style-name="P8"/>
      <text:p text:style-name="P8"/>
      <text:p text:style-name="P4">Lancer le projet <text:span text:style-name="T6">pour la premiere fois</text:span>:</text:p>
      <text:p text:style-name="P12">1. Cliquez sur votre raccourcie d’intelliJ</text:p>
      <text:p text:style-name="P12">2. Ouvrir projet</text:p>
      <text:p text:style-name="P12">3. Cherchez le projet dans le dossier git: /chemin/pour/le/git/book7/book7</text:p>
      <text:p text:style-name="P20">4. Il faut télécharger la librairie javafx. Pour se faire, depuis inteliJ: File&gt;New&gt;Project</text:p>
      <text:p text:style-name="P20">5. Choisir javafx&gt;next. Donnez un nom bidon et Cliquez OK opur telecharger la librairie.</text:p>
      <text:p text:style-name="P20">6. Supprimer le projet bindon dans le dossier n7Student/IdeaProjects</text:p>
      <text:p text:style-name="P12"><text:span text:style-name="T10">7</text:span>. Build le projet en cliquant sur le marteau vert en haut de l’ide</text:p>
      <text:p text:style-name="P12"><text:span text:style-name="T10">8</text:span>. Creer une configuration pour lancer le projet: &gt;”Add configuration” dans la barre du haut</text:p>
      <text:p text:style-name="P12"><text:span text:style-name="T10">9</text:span>. “<text:span text:style-name="T5">Add new run configuration</text:span>”</text:p>
      <text:p text:style-name="P13"><text:span text:style-name="T10">10</text:span>. L’appellez: “book7”</text:p>
      <text:p text:style-name="P13"><text:span text:style-name="T10">11</text:span>. Cliquez sur “Main class” et choisir la classe “Main”</text:p>
      <text:p text:style-name="P13"><text:span text:style-name="T10">12</text:span>. Cliquez sur OK</text:p>
      <text:p text:style-name="P13">1<text:span text:style-name="T10">3</text:span>. Cliquez sur le bouton vert “play” et une fenêtre doit appaitre</text:p>
      <text:p text:style-name="P13"/>
      <text:p text:style-name="P4"/>
      <text:p text:style-name="P4">Modifier le projet</text:p>
      <text:p text:style-name="P8">1. Ouvrir un terminal et allez dans le dossier github du projet</text:p>
      <text:p text:style-name="P16"><text:span text:style-name="T2">2. </text:span>!! <text:span text:style-name="T2">lancer: “</text:span><text:span text:style-name="T4">git pull</text:span><text:span text:style-name="T2">” avant d’effectuer tout changement dans le code projet !!</text:span></text:p>
      <text:p text:style-name="P17">3. Lancer le projet sur IntelliJ</text:p>
      <text:p text:style-name="P17"><text:soft-page-break/>4. Effectuer les modification de code</text:p>
      <text:p text:style-name="P4"/>
      <text:p text:style-name="P4"/>
      <text:p text:style-name="P4">Sauvegarder le <text:span text:style-name="T6">p</text:span>rojet:</text:p>
      <text:p text:style-name="P18">!! Il faut sauvegarder au moins une fois après chaque session de codage !!</text:p>
      <text:p text:style-name="P8">0. Ouvrir un terminal et allez dans le dossier github</text:p>
      <text:p text:style-name="P7"><text:span text:style-name="T2">1</text:span>. <text:span text:style-name="T2">lancer: </text:span><text:span text:style-name="T4">git add .</text:span></text:p>
      <text:p text:style-name="P10">2. lancer: <text:span text:style-name="T3">git commit -m “message indiquant les modif effectué”</text:span></text:p>
      <text:p text:style-name="P10">3. lancer: <text:span text:style-name="T3">git push</text:span></text:p>
      <text:p text:style-name="P11">4. Les changements sont sauvegardés, sauf s’il y a un conflit à résoudre. En cas de conflit, demander à Clément ou Nassim</text:p>
      <text:p text:style-name="P6"/>
      <text:p text:style-name="P6"/>
      <text:p text:style-name="P6"/>
      <text:p text:style-name="P6"/>
      <text:p text:style-name="P22">Lancer le fix par defaut</text:p>
      <text:p text:style-name="P22">Add config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3:02:21.280529277</meta:creation-date>
    <dc:date>2021-05-11T13:46:06.874161964</dc:date>
    <meta:editing-duration>PT1H16M5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386" meta:character-count="2318" meta:non-whitespace-character-count="1981"/>
  </office:meta>
</office:document-meta>
</file>